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it Clean</text:h>
      <text:p text:style-name="Text_20_body"><text:a xlink:type="simple" xlink:href="https://www.atlassian.com/git/tutorials/undoing-changes" text:style-name="Internet_20_link" text:visited-style-name="Visited_20_Internet_20_Link">git checkout</text:a> <text:a xlink:type="simple" xlink:href="https://www.atlassian.com/git/tutorials/undoing-changes/git-clean" text:style-name="Internet_20_link" text:visited-style-name="Visited_20_Internet_20_Link">git clean</text:a> <text:a xlink:type="simple" xlink:href="https://www.atlassian.com/git/tutorials/undoing-changes/git-revert" text:style-name="Internet_20_link" text:visited-style-name="Visited_20_Internet_20_Link">git revert</text:a> <text:a xlink:type="simple" xlink:href="https://www.atlassian.com/git/tutorials/undoing-changes/git-reset" text:style-name="Internet_20_link" text:visited-style-name="Visited_20_Internet_20_Link">git reset</text:a> <text:a xlink:type="simple" xlink:href="https://www.atlassian.com/git/tutorials/undoing-changes/git-rm" text:style-name="Internet_20_link" text:visited-style-name="Visited_20_Internet_20_Link">git rm</text:a> </text:p>
      <text:p text:style-name="Text_20_body">In this section, we will focus on a detailed discussion of the <text:span text:style-name="Source_20_Text">git clean</text:span> command. <text:span text:style-name="Source_20_Text">Git clean</text:span> is to some extent an 'undo' command. <text:span text:style-name="Source_20_Text">Git clean</text:span> can be considered complementary to other commands like <text:a xlink:type="simple" xlink:href="https://www.atlassian.com/git/tutorials/undoing-changes/git-reset" text:style-name="Internet_20_link" text:visited-style-name="Visited_20_Internet_20_Link"><text:span text:style-name="Source_20_Text">git reset</text:span></text:a> and <text:a xlink:type="simple" xlink:href="https://www.atlassian.com/git/tutorials/using-branches/git-checkout" text:style-name="Internet_20_link" text:visited-style-name="Visited_20_Internet_20_Link"><text:span text:style-name="Source_20_Text">git checkout</text:span></text:a>. Whereas these other commands operate on files previously added to the Git tracking index, the <text:span text:style-name="Source_20_Text">git clean</text:span> command operates on untracked files. Untracked files are files that have been created within your repo's working directory but have not yet been added to the repository's tracking index using the <text:a xlink:type="simple" xlink:href="https://www.atlassian.com/git/tutorials/saving-changes" text:style-name="Internet_20_link" text:visited-style-name="Visited_20_Internet_20_Link"><text:span text:style-name="Source_20_Text">git add</text:span></text:a> command. To better demonstrate the difference between tracked and untracked files consider the following command line example:</text:p>
      <text:p text:style-name="Preformatted_20_Text"><text:span text:style-name="Source_20_Text">$ mkdir git_clean_test</text:span></text:p>
      <text:p text:style-name="Preformatted_20_Text"><text:span text:style-name="Source_20_Text">$ cd git_clean_test/</text:span></text:p>
      <text:p text:style-name="Preformatted_20_Text"><text:span text:style-name="Source_20_Text">$ git init .</text:span></text:p>
      <text:p text:style-name="Preformatted_20_Text"><text:span text:style-name="Source_20_Text">Initialized empty Git repository in /Users/kev/code/git_clean_test/.git/</text:span></text:p>
      <text:p text:style-name="Preformatted_20_Text"><text:span text:style-name="Source_20_Text">$ echo "tracked" &gt; ./tracked_file</text:span></text:p>
      <text:p text:style-name="Preformatted_20_Text"><text:span text:style-name="Source_20_Text">$ git add ./tracked_file</text:span></text:p>
      <text:p text:style-name="Preformatted_20_Text"><text:span text:style-name="Source_20_Text">$ echo "untracked" &gt; ./untracked_file</text:span></text:p>
      <text:p text:style-name="Preformatted_20_Text"><text:span text:style-name="Source_20_Text">$ mkdir ./untracked_dir &amp;&amp; touch ./untracked_dir/file</text:span></text:p>
      <text:p text:style-name="Preformatted_20_Text"><text:span text:style-name="Source_20_Text">$ git status</text:span></text:p>
      <text:p text:style-name="Preformatted_20_Text"><text:span text:style-name="Source_20_Text">On branch master</text:span></text:p>
      <text:p text:style-name="Preformatted_20_Text"><text:span text:style-name="Source_20_Text">Initial commit</text:span></text:p>
      <text:p text:style-name="Preformatted_20_Text"><text:span text:style-name="Source_20_Text">Changes to be committed: (use "git rm --cached &lt;file&gt;..." to unstage)</text:span></text:p>
      <text:p text:style-name="Preformatted_20_Text"><text:span text:style-name="Source_20_Text">new file: tracked_file</text:span></text:p>
      <text:p text:style-name="P1"><text:span text:style-name="Source_20_Text">Untracked files: (use "git add &lt;file&gt;..." to include in what will be committed) untracked_dir/ untracked_file</text:span></text:p>
      <text:p text:style-name="Text_20_body">The example creates a new Git repository in the <text:span text:style-name="Source_20_Text">git_clean_test</text:span> directory. It then proceeds to create a <text:span text:style-name="Source_20_Text">tracked_file</text:span> which is added to the Git index, additionally, an <text:span text:style-name="Source_20_Text">untracked_file</text:span> is created, and an <text:span text:style-name="Source_20_Text">untracked_dir</text:span>. The example then invokes <text:span text:style-name="Source_20_Text">git status</text:span> which displays output indicating Git's internal state of tracked and untracked changes. With the repository in this state, we can execute the <text:span text:style-name="Source_20_Text">git clean</text:span> command to demonstrate its intended purpose.</text:p>
      <text:p text:style-name="P1"><text:span text:style-name="Source_20_Text">$ git clean fatal: clean.requireForce defaults to true and neither -i, -n, nor -f given; refusing to clean</text:span></text:p>
      <text:p text:style-name="Text_20_body">At this point, executing the default <text:span text:style-name="Source_20_Text">git clean</text:span> command may produce a fatal error. The example above demonstrates what this may look like. By default, Git is globally configured to require that <text:span text:style-name="Source_20_Text">git clean</text:span> be passed a "force" option to initiate. This is an important safety mechanism. When finally executed <text:span text:style-name="Source_20_Text">git clean</text:span> is not undo-able. When fully executed, <text:span text:style-name="Source_20_Text">git clean</text:span> will make a hard filesystem deletion, similar to executing the command line rm utility. Make sure you really want to delete the untracked files before you run it.</text:p>
      <text:h text:style-name="Heading_20_2" text:outline-level="2"><text:soft-page-break/>Common options and usage</text:h>
      <text:p text:style-name="Text_20_body">Given the previous explanation of the default <text:span text:style-name="Source_20_Text">git clean</text:span> behaviors and caveats, the following content demonstrates various <text:span text:style-name="Source_20_Text">git clean</text:span> use cases and the accompanying command line options required for their operation.</text:p>
      <text:p text:style-name="P1"><text:span text:style-name="Source_20_Text">-n</text:span></text:p>
      <text:p text:style-name="Text_20_body">The <text:span text:style-name="Source_20_Text">-n</text:span> option will perform a “dry run” of <text:span text:style-name="Source_20_Text">git clean</text:span>. This will show you which files are going to be removed without actually removing them. It is a best practice to always first perform a dry run of <text:span text:style-name="Source_20_Text">git clean</text:span>. We can demonstrate this option in the demo repo we created earlier.</text:p>
      <text:p text:style-name="Preformatted_20_Text"><text:span text:style-name="Source_20_Text">$ git clean -n</text:span></text:p>
      <text:p text:style-name="P1"><text:span text:style-name="Source_20_Text">Would remove untracked_file</text:span></text:p>
      <text:p text:style-name="Text_20_body">The output tells us that <text:span text:style-name="Source_20_Text">untracked_file</text:span> will be removed when the <text:span text:style-name="Source_20_Text">git clean</text:span> command is executed. Notice that the <text:span text:style-name="Source_20_Text">untracked_dir</text:span> is not reported in the output here. By default <text:span text:style-name="Source_20_Text">git clean</text:span> will not operate recursively on directories. This is another safety mechanism to prevent accidental permanent deletion.</text:p>
      <text:p text:style-name="P1"><text:span text:style-name="Source_20_Text">-f or --force</text:span></text:p>
      <text:p text:style-name="Text_20_body">The force option initiates the actual deletion of untracked files from the current directory. Force is required unless the <text:span text:style-name="Source_20_Text">clean.requireForce</text:span> configuration option is set to false. This will not remove untracked folders or files specified by <text:span text:style-name="Source_20_Text">.gitignore</text:span>. Let us now execute a live <text:span text:style-name="Source_20_Text">git clean</text:span> in our example repo.</text:p>
      <text:p text:style-name="Preformatted_20_Text"><text:span text:style-name="Source_20_Text">$ git clean -f</text:span></text:p>
      <text:p text:style-name="P1"><text:span text:style-name="Source_20_Text">Removing untracked_file</text:span></text:p>
      <text:p text:style-name="Text_20_body">The command will output the files that are removed. You can see here that <text:span text:style-name="Source_20_Text">untracked_file</text:span> has been removed. Executing <text:span text:style-name="Source_20_Text">git status</text:span> at this point or doing a <text:span text:style-name="Source_20_Text">ls</text:span> will show that <text:span text:style-name="Source_20_Text">untracked_file</text:span> has been deleted and is nowhere to be found. By default <text:span text:style-name="Source_20_Text">git clean -f</text:span> will operate on all the current directory untracked files. Additionally, a &lt;path&gt; value can be passed with the <text:span text:style-name="Source_20_Text">-f</text:span> option that will remove a specific file.</text:p>
      <text:p text:style-name="Preformatted_20_Text"><text:span text:style-name="Source_20_Text">git clean -f &lt;path&gt;</text:span></text:p>
      <text:p text:style-name="P1"><text:span text:style-name="Source_20_Text">-d include directories</text:span></text:p>
      <text:p text:style-name="Text_20_body">The <text:span text:style-name="Source_20_Text">-d</text:span> option tells <text:span text:style-name="Source_20_Text">git clean</text:span> that you also want to remove any untracked directories, by default it will ignore directories. We can add the <text:span text:style-name="Source_20_Text">-d</text:span> option to our previous examples:</text:p>
      <text:p text:style-name="Preformatted_20_Text"><text:span text:style-name="Source_20_Text">$ git clean -dn</text:span></text:p>
      <text:p text:style-name="Preformatted_20_Text"><text:span text:style-name="Source_20_Text">Would remove untracked_dir/</text:span></text:p>
      <text:p text:style-name="Preformatted_20_Text"><text:span text:style-name="Source_20_Text">$ git clean -df</text:span></text:p>
      <text:p text:style-name="P1"><text:span text:style-name="Source_20_Text">Removing untracked_dir/</text:span></text:p>
      <text:p text:style-name="Text_20_body">Here we have executed a 'dry run' using the <text:span text:style-name="Source_20_Text">-dn</text:span> combination which outputs <text:span text:style-name="Source_20_Text">untracked_dir</text:span> is up for removal. Then we execute a forced clean, and receive output that <text:span text:style-name="Source_20_Text">untracked_dir</text:span> is removed.</text:p>
      <text:p text:style-name="P1"><text:soft-page-break/><text:span text:style-name="Source_20_Text">-x force removal of ignored files</text:span></text:p>
      <text:p text:style-name="Text_20_body">A common software release pattern is to have a build or distribution directory that is not committed to the repositories tracking index. The build directory will contain ephemeral build artifacts that are generated from the committed source code. This build directory is usually added to the repositories <text:span text:style-name="Source_20_Text">.gitignore</text:span> file. It can be convenient to also clean this directory with other untracked files. The <text:span text:style-name="Source_20_Text">-x</text:span> option tells <text:span text:style-name="Source_20_Text">git clean</text:span> to also include any ignored files. As with previous <text:span text:style-name="Source_20_Text">git clean</text:span> invocations, it is a best practice to execute a 'dry run' first, before the final deletion. The <text:span text:style-name="Source_20_Text">-x</text:span> option will act on all ignored files, not just project build specific ones. This could be unintended things like ./.idea IDE configuration files.</text:p>
      <text:p text:style-name="P1"><text:span text:style-name="Source_20_Text">git clean -xf</text:span></text:p>
      <text:p text:style-name="Text_20_body">Like the <text:span text:style-name="Source_20_Text">-d</text:span> option <text:span text:style-name="Source_20_Text">-x</text:span> can be passed and composed with other options. This example demonstrates a combination with <text:span text:style-name="Source_20_Text">-f</text:span> that will remove untracked files from the current directory as well as any files that Git usually ignores.</text:p>
      <text:h text:style-name="Heading_20_2" text:outline-level="2">Interactive mode or git clean interactive</text:h>
      <text:p text:style-name="Text_20_body">In addition to the ad-hoc command line execution we have demonstrated so far, <text:span text:style-name="Source_20_Text">git clean</text:span> has an "interactive" mode that you can initiate by passing the <text:span text:style-name="Source_20_Text">-i</text:span> option. Let us revisit the example repo from the introduction of this document. In that initial state, we will start an interactive clean session.</text:p>
      <text:p text:style-name="Preformatted_20_Text"><text:span text:style-name="Source_20_Text">$ git clean -di</text:span></text:p>
      <text:p text:style-name="Preformatted_20_Text"><text:span text:style-name="Source_20_Text">Would remove the following items:</text:span></text:p>
      <text:p text:style-name="Preformatted_20_Text"><text:span text:style-name="Source_20_Text">untracked_dir/ untracked_file</text:span></text:p>
      <text:p text:style-name="Preformatted_20_Text"><text:span text:style-name="Source_20_Text">*** Commands ***</text:span></text:p>
      <text:p text:style-name="Preformatted_20_Text"><text:span text:style-name="Source_20_Text">1: clean 2: filter by pattern 3: select by numbers 4: ask each 5: quit 6: help</text:span></text:p>
      <text:p text:style-name="P1"><text:span text:style-name="Source_20_Text">What now&gt;</text:span></text:p>
      <text:p text:style-name="Text_20_body">We have initiated the interactive session with the <text:span text:style-name="Source_20_Text">-d</text:span> option so it will also act upon our <text:span text:style-name="Source_20_Text">untracked_dir</text:span>. The interactive mode will display a <text:span text:style-name="Source_20_Text">What now&gt;</text:span> prompt that requests a command to apply to the untracked files. The commands themselves are fairly self explanatory. We'll take a brief look at each in a random order starting with command <text:span text:style-name="Source_20_Text">6: help</text:span>. Selecting command 6 will further explain the other commands:</text:p>
      <text:p text:style-name="Preformatted_20_Text"><text:span text:style-name="Source_20_Text">What now&gt; 6</text:span></text:p>
      <text:p text:style-name="Preformatted_20_Text"><text:span text:style-name="Source_20_Text">clean - start cleaning</text:span></text:p>
      <text:p text:style-name="Preformatted_20_Text"><text:span text:style-name="Source_20_Text">filter by pattern - exclude items from deletion</text:span></text:p>
      <text:p text:style-name="Preformatted_20_Text"><text:span text:style-name="Source_20_Text">select by numbers - select items to be deleted by numbers</text:span></text:p>
      <text:p text:style-name="Preformatted_20_Text"><text:span text:style-name="Source_20_Text">ask each - confirm each deletion (like "rm -i")</text:span></text:p>
      <text:p text:style-name="Preformatted_20_Text"><text:span text:style-name="Source_20_Text">quit - stop cleaning</text:span></text:p>
      <text:p text:style-name="Preformatted_20_Text"><text:span text:style-name="Source_20_Text">help - this screen</text:span></text:p>
      <text:p text:style-name="P1"><text:span text:style-name="Source_20_Text">? - help for prompt selection</text:span></text:p>
      <text:p text:style-name="P1"><text:span text:style-name="Source_20_Text">5: quit</text:span></text:p>
      <text:p text:style-name="Text_20_body">Is straight forward and will exit the interactive session.</text:p>
      <text:p text:style-name="P1"><text:span text:style-name="Source_20_Text">1: clean</text:span></text:p>
      <text:p text:style-name="Text_20_body"><text:soft-page-break/>Will delete the indicated items. If we were to execute <text:span text:style-name="Source_20_Text">1: clean</text:span> at this point <text:span text:style-name="Source_20_Text">untracked_dir/ untracked_file</text:span> would be removed.</text:p>
      <text:p text:style-name="P1"><text:span text:style-name="Source_20_Text">4: ask each</text:span></text:p>
      <text:p text:style-name="Text_20_body">will iterate over each untracked file and display a <text:span text:style-name="Source_20_Text">Y/N</text:span> prompt for a deletion. It looks like the following:</text:p>
      <text:p text:style-name="Preformatted_20_Text"><text:span text:style-name="Source_20_Text">*** Commands ***</text:span></text:p>
      <text:p text:style-name="Preformatted_20_Text"><text:span text:style-name="Source_20_Text">1: clean 2: filter by pattern 3: select by numbers 4: ask each 5: quit 6: help</text:span></text:p>
      <text:p text:style-name="Preformatted_20_Text"><text:span text:style-name="Source_20_Text">What now&gt; 4</text:span></text:p>
      <text:p text:style-name="Preformatted_20_Text"><text:span text:style-name="Source_20_Text">Remove untracked_dir/ [y/N]? N</text:span></text:p>
      <text:p text:style-name="P1"><text:span text:style-name="Source_20_Text">Remove untracked_file [y/N]? N</text:span></text:p>
      <text:p text:style-name="P1"><text:span text:style-name="Source_20_Text">2: filter by pattern</text:span></text:p>
      <text:p text:style-name="Text_20_body">Will display an additional prompt that takes input used to filter the list of untracked files.</text:p>
      <text:p text:style-name="Preformatted_20_Text"><text:span text:style-name="Source_20_Text">Would remove the following items:</text:span></text:p>
      <text:p text:style-name="Preformatted_20_Text"><text:span text:style-name="Source_20_Text">untracked_dir/ untracked_file</text:span></text:p>
      <text:p text:style-name="Preformatted_20_Text"><text:span text:style-name="Source_20_Text">*** Commands ***</text:span></text:p>
      <text:p text:style-name="Preformatted_20_Text"><text:span text:style-name="Source_20_Text">1: clean 2: filter by pattern 3: select by numbers 4: ask each 5: quit 6: help</text:span></text:p>
      <text:p text:style-name="Preformatted_20_Text"><text:span text:style-name="Source_20_Text">What now&gt; 2</text:span></text:p>
      <text:p text:style-name="Preformatted_20_Text"><text:span text:style-name="Source_20_Text">untracked_dir/ untracked_file</text:span></text:p>
      <text:p text:style-name="Preformatted_20_Text"><text:span text:style-name="Source_20_Text">Input ignore patterns&gt;&gt; *_file</text:span></text:p>
      <text:p text:style-name="P1"><text:span text:style-name="Source_20_Text">untracked_dir/</text:span></text:p>
      <text:p text:style-name="Text_20_body">Here we input the <text:span text:style-name="Source_20_Text">*_file</text:span> wildcard pattern which then restricts the untracked file list to just <text:span text:style-name="Source_20_Text">untracked_dir</text:span>.</text:p>
      <text:p text:style-name="P1"><text:span text:style-name="Source_20_Text">3: select by numbers</text:span></text:p>
      <text:p text:style-name="Text_20_body">Similar to command 2, command 3 works to refine the list of untracked file names. The interactive session will prompt for numbers that correspond to an untracked file name.</text:p>
      <text:p text:style-name="Preformatted_20_Text"><text:span text:style-name="Source_20_Text">Would remove the following items:</text:span></text:p>
      <text:p text:style-name="Preformatted_20_Text"><text:span text:style-name="Source_20_Text">untracked_dir/ untracked_file</text:span></text:p>
      <text:p text:style-name="Preformatted_20_Text"><text:span text:style-name="Source_20_Text">*** Commands ***</text:span></text:p>
      <text:p text:style-name="Preformatted_20_Text"><text:span text:style-name="Source_20_Text">1: clean 2: filter by pattern 3: select by numbers 4: ask each 5: quit 6: help</text:span></text:p>
      <text:p text:style-name="Preformatted_20_Text"><text:span text:style-name="Source_20_Text">What now&gt; 3</text:span></text:p>
      <text:p text:style-name="Preformatted_20_Text"><text:span text:style-name="Source_20_Text">1: untracked_dir/ 2: untracked_file</text:span></text:p>
      <text:p text:style-name="Preformatted_20_Text"><text:span text:style-name="Source_20_Text">Select items to delete&gt;&gt; 2</text:span></text:p>
      <text:p text:style-name="Preformatted_20_Text"><text:span text:style-name="Source_20_Text">1: untracked_dir/ * 2: untracked_file</text:span></text:p>
      <text:p text:style-name="Preformatted_20_Text"><text:span text:style-name="Source_20_Text">Select items to delete&gt;&gt;</text:span></text:p>
      <text:p text:style-name="Preformatted_20_Text"><text:span text:style-name="Source_20_Text">Would remove the following item:</text:span></text:p>
      <text:p text:style-name="Preformatted_20_Text"><text:span text:style-name="Source_20_Text">untracked_file</text:span></text:p>
      <text:p text:style-name="Preformatted_20_Text"><text:span text:style-name="Source_20_Text">*** Commands ***</text:span></text:p>
      <text:p text:style-name="P1"><text:span text:style-name="Source_20_Text">1: clean 2: filter by pattern 3: select by numbers 4: ask each 5: quit 6: help</text:span></text:p>
      <text:h text:style-name="Heading_20_2" text:outline-level="2">Summary</text:h>
      <text:p text:style-name="Text_20_body">To recap, <text:span text:style-name="Source_20_Text">git clean</text:span> is a convenience method for deleting untracked files in a repo's working directory. Untracked files are those that are in the repo's directory but have not yet been added to the <text:soft-page-break/>repo's index with <text:a xlink:type="simple" xlink:href="https://www.atlassian.com/git/tutorials/saving-changes" text:style-name="Internet_20_link" text:visited-style-name="Visited_20_Internet_20_Link"><text:span text:style-name="Source_20_Text">git add</text:span></text:a>. Overall the effect of <text:span text:style-name="Source_20_Text">git clean</text:span> can be accomplished using <text:a xlink:type="simple" xlink:href="https://www.atlassian.com/git/tutorials/inspecting-a-repository" text:style-name="Internet_20_link" text:visited-style-name="Visited_20_Internet_20_Link"><text:span text:style-name="Source_20_Text">git status</text:span></text:a> and the operating systems native deletion tools. <text:span text:style-name="Source_20_Text">Git clean</text:span> can be used alongside <text:a xlink:type="simple" xlink:href="https://www.atlassian.com/git/tutorials/undoing-changes/git-reset" text:style-name="Internet_20_link" text:visited-style-name="Visited_20_Internet_20_Link"><text:span text:style-name="Source_20_Text">git reset</text:span></text:a> to fully undo any additions and commits in a repositor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2:30:48.475523980</meta:creation-date>
    <dc:date>2018-10-23T22:31:15.257461225</dc:date>
    <meta:editing-duration>PT27S</meta:editing-duration>
    <meta:editing-cycles>1</meta:editing-cycles>
    <meta:document-statistic meta:table-count="0" meta:image-count="0" meta:object-count="0" meta:page-count="5" meta:paragraph-count="100" meta:word-count="1443" meta:character-count="8619" meta:non-whitespace-character-count="7277"/>
    <meta:generator>LibreOffice/6.0.6.2$Linux_X86_64 LibreOffice_project/00m0$Build-2</meta:generator>
  </office:meta>
</office:document-meta>
</file>